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</office:automatic-styles>
  <office:body>
    <office:text>
      <text:p text:style-name="P1"><text:span text:style-name="T1_1">No</text:span><text:span text:style-name="T1_2"><text:s/></text:span><text:span text:style-name="T1_3">falta</text:span><text:span text:style-name="T1_4"><text:s/></text:span><text:span text:style-name="T1_5">afegir</text:span><text:span text:style-name="T1_6"><text:s/></text:span><text:span text:style-name="T1_7">restriccions</text:span><text:span text:style-name="T1_8"><text:s/></text:span><text:span text:style-name="T1_9">d</text:span><text:span text:style-name="T1_10">’</text:span><text:span text:style-name="T1_11">integritat</text:span><text:span text:style-name="T1_12"><text:s/></text:span><text:span text:style-name="T1_13">i</text:span><text:span text:style-name="T1_14"><text:s/></text:span><text:span text:style-name="T1_15">regles</text:span><text:span text:style-name="T1_16"><text:s/></text:span><text:span text:style-name="T1_17">de</text:span><text:span text:style-name="T1_18"><text:s/></text:span><text:span text:style-name="T1_19">derivació</text:span><text:span text:style-name="T1_20"><text:s/></text:span><text:span text:style-name="T1_21">en</text:span><text:span text:style-name="T1_22"><text:s/></text:span><text:span text:style-name="T1_23">l</text:span><text:span text:style-name="T1_24">’</text:span><text:span text:style-name="T1_25">exercici</text:span><text:span text:style-name="T1_26"><text:s/>1?<text:s/>(</text:span><text:span text:style-name="T1_27">per</text:span><text:span text:style-name="T1_28"><text:s/></text:span><text:span text:style-name="T1_29">exemple</text:span><text:span text:style-name="T1_30"><text:s/></text:span><text:span text:style-name="T1_31">fer</text:span><text:span text:style-name="T1_32"><text:s/></text:span><text:span text:style-name="T1_33">que</text:span><text:span text:style-name="T1_34"><text:s/></text:span><text:span text:style-name="T1_35">millorPuntuació</text:span><text:span text:style-name="T1_36"><text:s/></text:span><text:span text:style-name="T1_37">sigui</text:span><text:span text:style-name="T1_38"><text:s/></text:span><text:span text:style-name="T1_39">un</text:span><text:span text:style-name="T1_40"><text:s/></text:span><text:span text:style-name="T1_41">trigger</text:span><text:span text:style-name="T1_42"><text:s/></text:span><text:span text:style-name="T1_43">al</text:span><text:span text:style-name="T1_44"><text:s/></text:span><text:span text:style-name="T1_45">fer</text:span><text:span text:style-name="T1_46"><text:s/></text:span><text:span text:style-name="T1_47">un</text:span><text:span text:style-name="T1_48"><text:s/></text:span><text:span text:style-name="T1_49">update</text:span><text:span text:style-name="T1_50"><text:s/></text:span><text:span text:style-name="T1_51">sobre</text:span><text:span text:style-name="T1_52"><text:s/></text:span><text:span text:style-name="T1_53">puntuació</text:span><text:span text:style-name="T1_54"><text:s/></text:span><text:span text:style-name="T1_55">d</text:span><text:span text:style-name="T1_56">’</text:span><text:span text:style-name="T1_57">una</text:span><text:span text:style-name="T1_58"><text:s/></text:span><text:span text:style-name="T1_59">partida</text:span><text:span text:style-name="T1_60">)<text:s/>(</text:span><text:span text:style-name="T1_61">Les</text:span><text:span text:style-name="T1_62"><text:s/></text:span><text:span text:style-name="T1_63">regles</text:span><text:span text:style-name="T1_64"><text:s/>1<text:s/></text:span><text:span text:style-name="T1_65">i</text:span><text:span text:style-name="T1_66"><text:s/>2<text:s/></text:span><text:span text:style-name="T1_67">les</text:span><text:span text:style-name="T1_68"><text:s/></text:span><text:span text:style-name="T1_69">he</text:span><text:span text:style-name="T1_70"><text:s/></text:span><text:span text:style-name="T1_71">ficat</text:span><text:span text:style-name="T1_72"><text:s/></text:span><text:span text:style-name="T1_73">a</text:span><text:span text:style-name="T1_74"><text:s/></text:span><text:span text:style-name="T1_75">domini</text:span><text:span text:style-name="T1_76"><text:s/></text:span><text:span text:style-name="T1_77">perquè</text:span><text:span text:style-name="T1_78"><text:s/></text:span><text:span text:style-name="T1_79">seria</text:span><text:span text:style-name="T1_80"><text:s/></text:span><text:span text:style-name="T1_81">un</text:span><text:span text:style-name="T1_82"><text:s/></text:span><text:span text:style-name="T1_83">embolic</text:span><text:span text:style-name="T1_84"><text:s/></text:span><text:span text:style-name="T1_85">canviar</text:span><text:span text:style-name="T1_86"><text:s/></text:span><text:span text:style-name="T1_87">aquesta</text:span><text:span text:style-name="T1_88"><text:s/></text:span><text:span text:style-name="T1_89">part</text:span><text:span text:style-name="T1_90"><text:s/></text:span><text:span text:style-name="T1_91">en</text:span><text:span text:style-name="T1_92"><text:s/></text:span><text:span text:style-name="T1_93">la</text:span><text:span text:style-name="T1_94"><text:s/></text:span><text:span text:style-name="T1_95">capa</text:span><text:span text:style-name="T1_96"><text:s/></text:span><text:span text:style-name="T1_97">de</text:span><text:span text:style-name="T1_98"><text:s/></text:span><text:span text:style-name="T1_99">domini</text:span><text:span text:style-name="T1_100">)</text:span></text:p>
      <text:p text:style-name="P2"/>
      <text:p text:style-name="P3"><text:span text:style-name="T3_1">Capa</text:span><text:span text:style-name="T3_2"><text:s/></text:span><text:span text:style-name="T3_3">de</text:span><text:span text:style-name="T3_4"><text:s/></text:span><text:span text:style-name="T3_5">presentació</text:span></text:p>
      <text:p text:style-name="P4"><text:span text:style-name="T4_1">-</text:span><text:span text:style-name="T4_2">Comprovar</text:span><text:span text:style-name="T4_3"><text:s/></text:span><text:span text:style-name="T4_4">que</text:span><text:span text:style-name="T4_5"><text:s/></text:span><text:span text:style-name="T4_6">userN</text:span><text:span text:style-name="T4_7"><text:s/></text:span><text:span text:style-name="T4_8">i</text:span><text:span text:style-name="T4_9"><text:s/></text:span><text:span text:style-name="T4_10">passwd</text:span><text:span text:style-name="T4_11"><text:s/></text:span><text:span text:style-name="T4_12">en</text:span><text:span text:style-name="T4_13"><text:s/></text:span><text:span text:style-name="T4_14">FerAutenticació</text:span><text:span text:style-name="T4_15"><text:s/></text:span><text:span text:style-name="T4_16">no</text:span><text:span text:style-name="T4_17"><text:s/></text:span><text:span text:style-name="T4_18">siguin</text:span><text:span text:style-name="T4_19"><text:s/></text:span><text:span text:style-name="T4_20">nulls</text:span></text:p>
      <text:p text:style-name="P5"><text:span text:style-name="T5_1">-</text:span><text:span text:style-name="T5_2">Comprovar</text:span><text:span text:style-name="T5_3"><text:s/></text:span><text:span text:style-name="T5_4">la</text:span><text:span text:style-name="T5_5"><text:s/></text:span><text:span text:style-name="T5_6">precondició</text:span><text:span text:style-name="T5_7"><text:s/></text:span><text:span text:style-name="T5_8">movimentCorrecte</text:span><text:span text:style-name="T5_9">,<text:s/></text:span><text:span text:style-name="T5_10">que</text:span><text:span text:style-name="T5_11"><text:s/></text:span><text:span text:style-name="T5_12">el</text:span><text:span text:style-name="T5_13"><text:s/></text:span><text:span text:style-name="T5_14">tipus</text:span><text:span text:style-name="T5_15"><text:s/></text:span><text:span text:style-name="T5_16">de</text:span><text:span text:style-name="T5_17"><text:s/></text:span><text:span text:style-name="T5_18">moviment</text:span><text:span text:style-name="T5_19"><text:s/></text:span><text:span text:style-name="T5_20">sigui</text:span><text:span text:style-name="T5_21"><text:s/></text:span><text:span text:style-name="T5_22">un</text:span><text:span text:style-name="T5_23"><text:s/></text:span><text:span text:style-name="T5_24">dels</text:span><text:span text:style-name="T5_25"><text:s/>4<text:s/></text:span><text:span text:style-name="T5_26">possibles</text:span><text:span text:style-name="T5_27"><text:s/></text:span><text:span text:style-name="T5_28">i</text:span><text:span text:style-name="T5_29"><text:s/></text:span><text:span text:style-name="T5_30">estigui</text:span><text:span text:style-name="T5_31"><text:s/></text:span><text:span text:style-name="T5_32">ben</text:span><text:span text:style-name="T5_33"><text:s/></text:span><text:span text:style-name="T5_34">definit</text:span></text:p>
      <text:p text:style-name="P6"/>
      <text:p text:style-name="P7"/>
      <text:p text:style-name="P8"/>
      <text:p text:style-name="P9"><text:span text:style-name="T9_1">Capa</text:span><text:span text:style-name="T9_2"><text:s/></text:span><text:span text:style-name="T9_3">de</text:span><text:span text:style-name="T9_4"><text:s/></text:span><text:span text:style-name="T9_5">domini</text:span></text:p>
      <text:p text:style-name="P10"><text:span text:style-name="T10_1">-</text:span><text:span text:style-name="T10_2">Comprovar</text:span><text:span text:style-name="T10_3"><text:s/></text:span><text:span text:style-name="T10_4">l</text:span><text:span text:style-name="T10_5">’</text:span><text:span text:style-name="T10_6">excepció</text:span><text:span text:style-name="T10_7"><text:s/></text:span><text:span text:style-name="T10_8">pwdIncorrecte</text:span></text:p>
      <text:p text:style-name="P11"><text:span text:style-name="T11_1">-</text:span><text:span text:style-name="T11_2">Comprovar</text:span><text:span text:style-name="T11_3"><text:s/></text:span><text:span text:style-name="T11_4">l</text:span><text:span text:style-name="T11_5">’</text:span><text:span text:style-name="T11_6">excepció</text:span><text:span text:style-name="T11_7"><text:s/></text:span><text:span text:style-name="T11_8">usuariNoJugador</text:span></text:p>
      <text:p text:style-name="P12"><text:span text:style-name="T12_1">-</text:span><text:span text:style-name="T12_2">Restricció</text:span><text:span text:style-name="T12_3"><text:s/></text:span><text:span text:style-name="T12_4">d</text:span><text:span text:style-name="T12_5">’</text:span><text:span text:style-name="T12_6">integritat</text:span><text:span text:style-name="T12_7"><text:s/>5,<text:s/></text:span><text:span text:style-name="T12_8">una</text:span><text:span text:style-name="T12_9"><text:s/></text:span><text:span text:style-name="T12_10">partida</text:span><text:span text:style-name="T12_11"><text:s/></text:span><text:span text:style-name="T12_12">no</text:span><text:span text:style-name="T12_13"><text:s/></text:span><text:span text:style-name="T12_14">pot</text:span><text:span text:style-name="T12_15"><text:s/></text:span><text:span text:style-name="T12_16">ser</text:span><text:span text:style-name="T12_17"><text:s/></text:span><text:span text:style-name="T12_18">actual</text:span><text:span text:style-name="T12_19"><text:s/></text:span><text:span text:style-name="T12_20">i</text:span><text:span text:style-name="T12_21"><text:s/></text:span><text:span text:style-name="T12_22">jugada</text:span><text:span text:style-name="T12_23"><text:s/></text:span><text:span text:style-name="T12_24">alhora</text:span></text:p>
      <text:p text:style-name="P13"><text:span text:style-name="T13_1">-</text:span><text:span text:style-name="T13_2">Restricció</text:span><text:span text:style-name="T13_3"><text:s/></text:span><text:span text:style-name="T13_4">d</text:span><text:span text:style-name="T13_5">’</text:span><text:span text:style-name="T13_6">integritat</text:span><text:span text:style-name="T13_7"><text:s/>6,<text:s/></text:span><text:span text:style-name="T13_8">una</text:span><text:span text:style-name="T13_9"><text:s/></text:span><text:span text:style-name="T13_10">partida</text:span><text:span text:style-name="T13_11"><text:s/></text:span><text:span text:style-name="T13_12">només</text:span><text:span text:style-name="T13_13"><text:s/></text:span><text:span text:style-name="T13_14">té</text:span><text:span text:style-name="T13_15"><text:s/></text:span><text:span text:style-name="T13_16">el</text:span><text:span text:style-name="T13_17"><text:s/></text:span><text:span text:style-name="T13_18">jugador</text:span><text:span text:style-name="T13_19"><text:s/></text:span><text:span text:style-name="T13_20">de</text:span><text:span text:style-name="T13_21"><text:s/></text:span><text:span text:style-name="T13_22">la</text:span><text:span text:style-name="T13_23"><text:s/></text:span><text:span text:style-name="T13_24">partida</text:span><text:span text:style-name="T13_25"><text:s/></text:span><text:span text:style-name="T13_26">jugada</text:span><text:span text:style-name="T13_27"><text:s/></text:span><text:span text:style-name="T13_28">assignat</text:span></text:p>
      <text:p text:style-name="P14"><text:span text:style-name="T14_1">-</text:span><text:span text:style-name="T14_2">Restricció</text:span><text:span text:style-name="T14_3"><text:s/></text:span><text:span text:style-name="T14_4">d</text:span><text:span text:style-name="T14_5">’</text:span><text:span text:style-name="T14_6">integritat</text:span><text:span text:style-name="T14_7"><text:s/>7,<text:s/></text:span><text:span text:style-name="T14_8">una</text:span><text:span text:style-name="T14_9"><text:s/></text:span><text:span text:style-name="T14_10">partida</text:span><text:span text:style-name="T14_11"><text:s/></text:span><text:span text:style-name="T14_12">no</text:span><text:span text:style-name="T14_13"><text:s/></text:span><text:span text:style-name="T14_14">acabada</text:span><text:span text:style-name="T14_15"><text:s/></text:span><text:span text:style-name="T14_16">només</text:span><text:span text:style-name="T14_17"><text:s/></text:span><text:span text:style-name="T14_18">té</text:span><text:span text:style-name="T14_19"><text:s/></text:span><text:span text:style-name="T14_20">el</text:span><text:span text:style-name="T14_21"><text:s/></text:span><text:span text:style-name="T14_22">jugador</text:span><text:span text:style-name="T14_23"><text:s/></text:span><text:span text:style-name="T14_24">de</text:span><text:span text:style-name="T14_25"><text:s/></text:span><text:span text:style-name="T14_26">la</text:span><text:span text:style-name="T14_27"><text:s/></text:span><text:span text:style-name="T14_28">partida</text:span><text:span text:style-name="T14_29"><text:s/></text:span><text:span text:style-name="T14_30">actual</text:span><text:span text:style-name="T14_31"><text:s/></text:span><text:span text:style-name="T14_32">assignat</text:span></text:p>
      <text:p text:style-name="P15"><text:span text:style-name="T15_1">-</text:span><text:span text:style-name="T15_2">Regles</text:span><text:span text:style-name="T15_3"><text:s/></text:span><text:span text:style-name="T15_4">de</text:span><text:span text:style-name="T15_5"><text:s/></text:span><text:span text:style-name="T15_6">derivació</text:span><text:span text:style-name="T15_7"><text:s/>1<text:s/></text:span><text:span text:style-name="T15_8">i</text:span><text:span text:style-name="T15_9"><text:s/>2</text:span></text:p>
      <text:p text:style-name="P16"><text:span text:style-name="T16_1">-</text:span><text:span text:style-name="T16_2">Totes</text:span><text:span text:style-name="T16_3"><text:s/></text:span><text:span text:style-name="T16_4">les</text:span><text:span text:style-name="T16_5"><text:s/></text:span><text:span text:style-name="T16_6">post</text:span><text:span text:style-name="T16_7"><text:s/></text:span><text:span text:style-name="T16_8">condicions</text:span><text:span text:style-name="T16_9"><text:s/>(</text:span><text:span text:style-name="T16_10">si</text:span><text:span text:style-name="T16_11"><text:s/></text:span><text:span text:style-name="T16_12">cal</text:span><text:span text:style-name="T16_13"><text:s/></text:span><text:span text:style-name="T16_14">posar</text:span><text:span text:style-name="T16_15">-</text:span><text:span text:style-name="T16_16">les</text:span><text:span text:style-name="T16_17">)<text:s/></text:span><text:span text:style-name="T16_18">Són</text:span><text:span text:style-name="T16_19"><text:s/></text:span><text:span text:style-name="T16_20">responsabilitat</text:span><text:span text:style-name="T16_21"><text:s/></text:span><text:span text:style-name="T16_22">d</text:span><text:span text:style-name="T16_23">’</text:span><text:span text:style-name="T16_24">aquesta</text:span><text:span text:style-name="T16_25"><text:s/></text:span><text:span text:style-name="T16_26">capa</text:span></text:p>
      <text:p text:style-name="P17"/>
      <text:p text:style-name="P18"><text:span text:style-name="T18_1">Capa</text:span><text:span text:style-name="T18_2"><text:s/></text:span><text:span text:style-name="T18_3">de</text:span><text:span text:style-name="T18_4"><text:s/></text:span><text:span text:style-name="T18_5">dades</text:span></text:p>
      <text:p text:style-name="P19"><text:span text:style-name="T19_1">-</text:span><text:span text:style-name="T19_2">Comprovar</text:span><text:span text:style-name="T19_3"><text:s/></text:span><text:span text:style-name="T19_4">l</text:span><text:span text:style-name="T19_5">’</text:span><text:span text:style-name="T19_6">excepció</text:span><text:span text:style-name="T19_7"><text:s/></text:span><text:span text:style-name="T19_8">usernameNoExisteix</text:span></text:p>
      <text:p text:style-name="P20"><text:span text:style-name="T20_1">-</text:span><text:span text:style-name="T20_2">Comprovar</text:span><text:span text:style-name="T20_3"><text:s/></text:span><text:span text:style-name="T20_4">l</text:span><text:span text:style-name="T20_5">’</text:span><text:span text:style-name="T20_6">excepció</text:span><text:span text:style-name="T20_7"><text:s/></text:span><text:span text:style-name="T20_8">noHiHaPartides</text:span></text:p>
      <text:p text:style-name="P21"><text:span text:style-name="T21_1">-</text:span><text:span text:style-name="T21_2">Restriccions</text:span><text:span text:style-name="T21_3"><text:s/></text:span><text:span text:style-name="T21_4">d</text:span><text:span text:style-name="T21_5">’</text:span><text:span text:style-name="T21_6">integritat</text:span><text:span text:style-name="T21_7"><text:s/></text:span><text:span text:style-name="T21_8">d</text:span><text:span text:style-name="T21_9">’</text:span><text:span text:style-name="T21_10">ID</text:span><text:span text:style-name="T21_11">’</text:span><text:span text:style-name="T21_12">s</text:span></text:p>
      <text:p text:style-name="P22"><text:span text:style-name="T22_1">-</text:span><text:span text:style-name="T22_2">Restriccions</text:span><text:span text:style-name="T22_3"><text:s/></text:span><text:span text:style-name="T22_4">d</text:span><text:span text:style-name="T22_5">’</text:span><text:span text:style-name="T22_6">integritat</text:span><text:span text:style-name="T22_7"><text:s/>8,<text:s/>9,<text:s/>10<text:s/></text:span><text:span text:style-name="T22_8">i</text:span><text:span text:style-name="T22_9"><text:s/>11<text:s/>(</text:span><text:span text:style-name="T22_10">relacionades</text:span><text:span text:style-name="T22_11"><text:s/></text:span><text:span text:style-name="T22_12">amb</text:span><text:span text:style-name="T22_13"><text:s/></text:span><text:span text:style-name="T22_14">el</text:span><text:span text:style-name="T22_15"><text:s/></text:span><text:span text:style-name="T22_16">domini</text:span><text:span text:style-name="T22_17"><text:s/></text:span><text:span text:style-name="T22_18">dels</text:span><text:span text:style-name="T22_19"><text:s/></text:span><text:span text:style-name="T22_20">atributs</text:span><text:span text:style-name="T22_21"><text:s/></text:span><text:span text:style-name="T22_22">de</text:span><text:span text:style-name="T22_23"><text:s/></text:span><text:span text:style-name="T22_24">casella</text:span><text:span text:style-name="T22_25"><text:s/></text:span><text:span text:style-name="T22_26">i</text:span><text:span text:style-name="T22_27"><text:s/></text:span><text:span text:style-name="T22_28">partida</text:span><text:span text:style-name="T22_29">)</text:span></text:p>
      <text:p text:style-name="P23"><text:span text:style-name="T23_1">-</text:span><text:span text:style-name="T23_2">Regla</text:span><text:span text:style-name="T23_3"><text:s/></text:span><text:span text:style-name="T23_4">de</text:span><text:span text:style-name="T23_5"><text:s/></text:span><text:span text:style-name="T23_6">derivació</text:span><text:span text:style-name="T23_7"><text:s/>3,<text:s/></text:span><text:span text:style-name="T23_8">que</text:span><text:span text:style-name="T23_9"><text:s/></text:span><text:span text:style-name="T23_10">millorPuntuació</text:span><text:span text:style-name="T23_11"><text:s/></text:span><text:span text:style-name="T23_12">sigui</text:span><text:span text:style-name="T23_13"><text:s/></text:span><text:span text:style-name="T23_14">la</text:span><text:span text:style-name="T23_15"><text:s/></text:span><text:span text:style-name="T23_16">puntuació</text:span><text:span text:style-name="T23_17"><text:s/></text:span><text:span text:style-name="T23_18">màxima</text:span><text:span text:style-name="T23_19"><text:s/></text:span><text:span text:style-name="T23_20">del</text:span><text:span text:style-name="T23_21"><text:s/></text:span><text:span text:style-name="T23_22">jugador</text:span><text:span text:style-name="T23_23"><text:s/></text:span><text:span text:style-name="T23_24">en</text:span><text:span text:style-name="T23_25"><text:s/></text:span><text:span text:style-name="T23_26">totes</text:span><text:span text:style-name="T23_27"><text:s/></text:span><text:span text:style-name="T23_28">les</text:span><text:span text:style-name="T23_29"><text:s/></text:span><text:span text:style-name="T23_30">partides</text:span></text:p>
      <text:p text:style-name="P24"><text:span text:style-name="T24_1">-<text:s/></text:span><text:span text:style-name="T24_2">getPuntuacioMitjana</text:span><text:span text:style-name="T24_3"><text:s/></text:span><text:span text:style-name="T24_4">podria</text:span><text:span text:style-name="T24_5"><text:s/></text:span><text:span text:style-name="T24_6">ser</text:span><text:span text:style-name="T24_7"><text:s/></text:span><text:span text:style-name="T24_8">una</text:span><text:span text:style-name="T24_9"><text:s/></text:span><text:span text:style-name="T24_10">consulta</text:span><text:span text:style-name="T24_11"><text:s/></text:span><text:span text:style-name="T24_12">amb</text:span><text:span text:style-name="T24_13"><text:s/></text:span><text:span text:style-name="T24_14">AVG</text:span><text:span text:style-name="T24_15"><text:s/></text:span><text:span text:style-name="T24_16">directament</text:span><text:span text:style-name="T24_17"><text:s/></text:span><text:span text:style-name="T24_18">llençada</text:span><text:span text:style-name="T24_19"><text:s/></text:span><text:span text:style-name="T24_20">contra</text:span><text:span text:style-name="T24_21"><text:s/></text:span><text:span text:style-name="T24_22">la</text:span><text:span text:style-name="T24_23"><text:s/></text:span><text:span text:style-name="T24_24">base</text:span><text:span text:style-name="T24_25"><text:s/></text:span><text:span text:style-name="T24_26">de</text:span><text:span text:style-name="T24_27"><text:s/></text:span><text:span text:style-name="T24_28">dades</text:span><text:span text:style-name="T24_2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